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fo:font-size="18pt" style:font-size-asian="18pt" style:font-size-complex="18pt"/>
    </style:style>
    <style:style style:name="P3" style:parent-style-name="Standard" style:family="paragraph">
      <style:text-properties fo:font-size="14pt" style:font-size-asian="14pt" style:font-size-complex="14pt"/>
    </style:style>
    <style:style style:name="P4" style:parent-style-name="Standard" style:family="paragraph">
      <style:paragraph-properties fo:text-align="justify"/>
      <style:text-properties fo:font-size="14pt" style:font-size-asian="14pt" style:font-size-complex="14pt"/>
    </style:style>
    <style:style style:name="P5" style:parent-style-name="Standard" style:family="paragraph">
      <style:paragraph-properties fo:text-align="justify"/>
    </style:style>
    <style:style style:name="T6" style:parent-style-name="DefaultParagraphFont" style:family="text">
      <style:text-properties fo:font-size="14pt" style:font-size-asian="14pt" style:font-size-complex="14pt"/>
    </style:style>
    <style:style style:name="T7" style:parent-style-name="DefaultParagraphFont" style:family="text">
      <style:text-properties fo:font-size="14pt" style:font-size-asian="14pt" style:font-size-complex="14pt"/>
    </style:style>
  </office:automatic-styles>
  <office:body>
    <office:text text:use-soft-page-breaks="true">
      <text:p text:style-name="P1"/>
      <text:p text:style-name="P2">ABSTRACT</text:p>
      <text:p text:style-name="P3"><?opendocument cursor-position?></text:p>
      <text:p text:style-name="P4"><text:s text:c="8"/>Now-a-days Mobile-Cloud Computing is a global computing infrastructure. Mobile-Cloud computing is the combination of mobile computing and cloud computing. Today’s<text:s/>smart phones are facing problem of small size and low battery life. One of the solutions to the problem of size of the mobile devices is by using the mobile device via extra touchpad device either by wireless fidelity network or Bluetooth. Low battery can<text:s/>be replaced by a powerful battery. The problem in cloud network is the higher response time of nodes while performing data communication through co-operative caching.</text:p>
      <text:p text:style-name="P5"><text:span text:style-name="T6"><text:s text:c="10"/>This problem can be overcome by placing a Central Controller device as a hub i</text:span><text:span text:style-name="T7">n star topology network. The Central Controller device keeps track of the status of all other devices during the communication by running passive scan over the devic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ser</dc:creator>
    <meta:creation-date>2018-04-10T18:06:00Z</meta:creation-date>
    <dc:date>2018-04-10T18:06:00Z</dc:date>
    <meta:template xlink:href="Normal" xlink:type="simple"/>
    <meta:editing-cycles>2</meta:editing-cycles>
    <meta:editing-duration>PT0S</meta:editing-duration>
    <meta:document-statistic meta:page-count="1" meta:paragraph-count="1" meta:word-count="128" meta:character-count="860" meta:row-count="6" meta:non-whitespace-character-count="733"/>
  </office:meta>
</office:document-meta>
</file>